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5b8e7" officeooo:paragraph-rsid="0005b8e7"/>
    </style:style>
    <style:style style:name="P2" style:family="paragraph" style:parent-style-name="Standard">
      <style:text-properties fo:language="fr" fo:country="FR" officeooo:rsid="00073a3a" officeooo:paragraph-rsid="00073a3a"/>
    </style:style>
    <style:style style:name="P3" style:family="paragraph" style:parent-style-name="Standard">
      <style:text-properties fo:language="fr" fo:country="FR" officeooo:rsid="00078bcd" officeooo:paragraph-rsid="00073a3a"/>
    </style:style>
    <text:list-style style:name="L1">
      <text:list-level-style-number text:level="1" style:num-suffix="." style:num-format="I" text:start-value="4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6 : CouchSurfing Nightmare </text:p>
      <text:p text:style-name="P1"/>
      <text:p text:style-name="P1">Nature : Journal TV </text:p>
      <text:p text:style-name="P1">Type : Monologue </text:p>
      <text:p text:style-name="P1">Locuteurs : 1 femme, la présentatrice </text:p>
      <text:p text:style-name="P1">Sujet : Un violeur a utilisé Couch-Surfing pour attirer ses proies </text:p>
      <text:p text:style-name="P1"/>
      <text:p text:style-name="P2">Il s’appelle Dino Maglio</text:p>
      <text:p text:style-name="P1"/>
      <text:p text:style-name="P1">Il proposait ses services de guide </text:p>
      <text:p text:style-name="P1"/>
      <text:p text:style-name="P1">Il a drogué et violé une australienne de 16 ans qui voyageait avec sa sœur et sa mère </text:p>
      <text:p text:style-name="P1"/>
      <text:p text:style-name="P2">On sait qu’il en a violé 14 autres, mais il aurait fait une centaine de victimes </text:p>
      <text:p text:style-name="P2"/>
      <text:p text:style-name="P2">Elle a mit un commentaire négatif, il lui a demandé de le retirer, elle l’a ignoré, et il l’a menacée </text:p>
      <text:p text:style-name="P2"/>
      <text:p text:style-name="P2">Il a 35 ans 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4:06:15.217000000</meta:creation-date>
    <dc:date>2019-03-14T14:25:47.981000000</dc:date>
    <meta:editing-duration>PT7M4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1" meta:word-count="97" meta:character-count="513" meta:non-whitespace-character-count="417"/>
  </office:meta>
</office:document-meta>
</file>